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enlo-Regular" svg:font-family="Menlo-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8080"/>
    </style:style>
    <style:style style:name="P2" style:family="paragraph" style:parent-style-name="Standard">
      <style:text-properties fo:color="#808080" style:text-underline-style="solid" style:text-underline-width="auto" style:text-underline-color="font-color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font-size="8pt" officeooo:paragraph-rsid="001b7497" style:font-size-asian="8pt" style:font-size-complex="8pt"/>
    </style:style>
    <style:style style:name="P6" style:family="paragraph" style:parent-style-name="Standard">
      <style:text-properties fo:font-size="8pt" fo:language="en" fo:country="US" style:font-size-asian="8pt" style:font-size-complex="8pt"/>
    </style:style>
    <style:style style:name="P7" style:family="paragraph" style:parent-style-name="Standard">
      <style:text-properties officeooo:rsid="001b7497" officeooo:paragraph-rsid="001b7497"/>
    </style:style>
    <style:style style:name="P8" style:family="paragraph" style:parent-style-name="Standard">
      <style:text-properties officeooo:paragraph-rsid="001c60a6"/>
    </style:style>
    <style:style style:name="P9" style:family="paragraph" style:parent-style-name="Standard">
      <style:paragraph-properties fo:margin-left="0.4917in" fo:margin-right="0in" fo:text-indent="-0.4917in" style:auto-text-indent="false"/>
    </style:style>
    <style:style style:name="P10" style:family="paragraph" style:parent-style-name="Standard">
      <style:paragraph-properties fo:margin-left="0.4917in" fo:margin-right="0in" fo:text-indent="-0.4917in" style:auto-text-indent="false"/>
      <style:text-properties fo:font-size="8pt" officeooo:rsid="001b7497" officeooo:paragraph-rsid="001c60a6" style:font-size-asian="8pt" style:font-size-complex="8pt"/>
    </style:style>
    <style:style style:name="P11" style:family="paragraph" style:parent-style-name="Standard">
      <style:paragraph-properties fo:margin-top="0in" fo:margin-bottom="0in" loext:contextual-spacing="false" style:line-height-at-least="0in"/>
      <style:text-properties fo:font-size="8pt" officeooo:paragraph-rsid="001c60a6" style:font-size-asian="8pt" style:font-size-complex="8pt"/>
    </style:style>
    <style:style style:name="P12" style:family="paragraph" style:parent-style-name="Standard">
      <style:paragraph-properties fo:margin-top="0in" fo:margin-bottom="0in" loext:contextual-spacing="false" style:line-height-at-least="0.1665in"/>
      <style:text-properties fo:font-size="8pt" fo:language="en" fo:country="US" style:font-size-asian="8pt" style:font-size-complex="8pt"/>
    </style:style>
    <style:style style:name="P13" style:family="paragraph" style:parent-style-name="Standard">
      <style:paragraph-properties fo:margin-top="0in" fo:margin-bottom="0in" loext:contextual-spacing="false" style:line-height-at-least="0in"/>
      <style:text-properties officeooo:paragraph-rsid="001c60a6"/>
    </style:style>
    <style:style style:name="P14" style:family="paragraph" style:parent-style-name="Standard">
      <style:paragraph-properties fo:margin-top="0in" fo:margin-bottom="0in" loext:contextual-spacing="false" style:line-height-at-least="0.1665in"/>
    </style:style>
    <style:style style:name="P15" style:family="paragraph" style:parent-style-name="Standard">
      <style:paragraph-properties fo:margin-top="0in" fo:margin-bottom="0.139in" loext:contextual-spacing="false" fo:line-height="115%" fo:orphans="2" fo:widows="2" style:writing-mode="lr-tb"/>
    </style:style>
    <style:style style:name="P16" style:family="paragraph" style:parent-style-name="Standard" style:master-page-name="Standard">
      <style:paragraph-properties fo:margin-left="0in" fo:margin-right="0in" fo:margin-top="0in" fo:margin-bottom="0.139in" loext:contextual-spacing="false" fo:line-height="115%" fo:text-align="center" style:justify-single-word="false" fo:orphans="2" fo:widows="2" fo:text-indent="0in" style:auto-text-indent="false" style:page-number="auto" style:writing-mode="lr-tb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text-properties fo:font-size="8pt" fo:language="en" fo:country="US" officeooo:rsid="001b7497" officeooo:paragraph-rsid="001b7497" style:font-size-asian="8pt" style:font-size-complex="8pt"/>
    </style:style>
    <style:style style:name="P18" style:family="paragraph" style:parent-style-name="Standard">
      <style:text-properties fo:color="#000000" style:font-name="Courier" fo:font-size="8pt" officeooo:rsid="001b7497" officeooo:paragraph-rsid="001c60a6" style:font-size-asian="8pt" style:font-size-complex="8pt"/>
    </style:style>
    <style:style style:name="P19" style:family="paragraph" style:parent-style-name="Standard">
      <style:text-properties fo:color="#000000" style:font-name="Courier" fo:font-size="8pt" officeooo:rsid="001b7497" officeooo:paragraph-rsid="001b7497" style:font-size-asian="8pt" style:font-size-complex="8pt"/>
    </style:style>
    <style:style style:name="P2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ourier" fo:font-size="8pt" style:font-size-asian="8pt" style:font-size-complex="8pt"/>
    </style:style>
    <style:style style:name="P21" style:family="paragraph" style:parent-style-name="Standard">
      <style:paragraph-properties fo:margin-top="0.0791in" fo:margin-bottom="0.2181in" loext:contextual-spacing="false"/>
    </style:style>
    <style:style style:name="P22" style:family="paragraph" style:parent-style-name="Standard">
      <style:paragraph-properties fo:margin-left="0.5in" fo:margin-right="0in" fo:margin-top="0.0791in" fo:margin-bottom="0.2181in" loext:contextual-spacing="false" fo:text-indent="0in" style:auto-text-indent="false"/>
      <style:text-properties fo:font-weight="normal" officeooo:paragraph-rsid="001ec273" style:font-weight-asian="normal" style:font-weight-complex="normal"/>
    </style:style>
    <style:style style:name="P23" style:family="paragraph" style:parent-style-name="Párrafo_20_de_20_lista" style:list-style-name="WW8Num1"/>
    <style:style style:name="P24" style:family="paragraph" style:parent-style-name="Párrafo_20_de_20_lista" style:list-style-name="WW8Num2"/>
    <style:style style:name="P25" style:family="paragraph" style:parent-style-name="Párrafo_20_de_20_lista" style:list-style-name="WW8Num2">
      <style:text-properties fo:color="#808080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fo:font-style="italic" officeooo:rsid="001ec273" style:font-style-asian="italic"/>
    </style:style>
    <style:style style:name="T5" style:family="text">
      <style:text-properties fo:language="en" fo:country="US" fo:font-style="italic" fo:font-weight="bold" style:font-style-asian="italic" style:font-weight-asian="bold"/>
    </style:style>
    <style:style style:name="T6" style:family="text">
      <style:text-properties fo:language="en" fo:country="US" fo:font-style="italic" fo:font-weight="bold" officeooo:rsid="001ec273" style:font-style-asian="italic" style:font-weight-asian="bold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color="#7030a0" fo:language="en" fo:country="US" fo:font-style="italic" style:font-style-asian="italic"/>
    </style:style>
    <style:style style:name="T9" style:family="text">
      <style:text-properties fo:color="#7030a0" fo:language="en" fo:country="US" fo:font-style="italic" fo:font-weight="bold" style:font-style-asian="italic" style:font-weight-asian="bold"/>
    </style:style>
    <style:style style:name="T10" style:family="text">
      <style:text-properties fo:color="#7030a0" fo:font-size="8pt" fo:language="en" fo:country="US" fo:font-weight="bold" style:font-size-asian="8pt" style:font-weight-asian="bold" style:font-size-complex="8pt"/>
    </style:style>
    <style:style style:name="T11" style:family="text">
      <style:text-properties fo:color="#808080"/>
    </style:style>
    <style:style style:name="T12" style:family="text">
      <style:text-properties fo:color="#808080" fo:font-weight="bold" style:font-weight-asian="bold"/>
    </style:style>
    <style:style style:name="T13" style:family="text">
      <style:text-properties fo:color="#808080" fo:font-style="italic" style:font-style-asian="italic"/>
    </style:style>
    <style:style style:name="T14" style:family="text">
      <style:text-properties fo:color="#808080" fo:font-style="italic" fo:font-weight="bold" style:font-style-asian="italic" style:font-weight-asian="bold"/>
    </style:style>
    <style:style style:name="T15" style:family="text">
      <style:text-properties fo:color="#808080" style:text-underline-style="solid" style:text-underline-width="auto" style:text-underline-color="font-color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style:font-size-asian="8pt" style:font-name-complex="Calibri" style:font-size-complex="8pt"/>
    </style:style>
    <style:style style:name="T18" style:family="text">
      <style:text-properties fo:font-size="8pt" fo:language="en" fo:country="US" style:font-size-asian="8pt" style:font-size-complex="8pt"/>
    </style:style>
    <style:style style:name="T19" style:family="text">
      <style:text-properties fo:font-size="8pt" fo:language="en" fo:country="US" style:font-size-asian="8pt" style:font-name-complex="Calibri" style:font-size-complex="8pt"/>
    </style:style>
    <style:style style:name="T20" style:family="text">
      <style:text-properties fo:font-size="8pt" fo:language="en" fo:country="US" fo:font-weight="bold" style:font-size-asian="8pt" style:font-weight-asian="bold" style:font-size-complex="8pt"/>
    </style:style>
    <style:style style:name="T21" style:family="text">
      <style:text-properties fo:font-size="8pt" fo:font-weight="bold" style:font-size-asian="8pt" style:font-weight-asian="bold" style:font-size-complex="8pt"/>
    </style:style>
    <style:style style:name="T2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nfiguración "Single Sign On"</text:p>
      <text:p text:style-name="Standard">Requisitos</text:p>
      <text:list xml:id="list348873270545780204" text:style-name="WW8Num1">
        <text:list-item>
          <text:list>
            <text:list-item>
              <text:p text:style-name="P23">JDK 7 instalado</text:p>
            </text:list-item>
          </text:list>
        </text:list-item>
        <text:list-item>
          <text:p text:style-name="P23">Añadir la carpeta bin de Java al PATH</text:p>
        </text:list-item>
        <text:list-item>
          <text:p text:style-name="P23">Añadir JAVA_HOME a las variables de ambiente.</text:p>
        </text:list-item>
        <text:list-item>
          <text:p text:style-name="P23">JBoss 7.1.1</text:p>
        </text:list-item>
      </text:list>
      <text:p text:style-name="Standard"><text:span text:style-name="T1">1.-</text:span> Generación del archivo <text:span text:style-name="T2">.keystore</text:span>, el archivo se genera mediante la herramienta keytool y se guarda en la carpeta home del usuario que lo creo "C:/Users/miUsuario/<text:span text:style-name="T1">.keystore</text:span>"</text:p>
      <text:p text:style-name="Standard"><text:span text:style-name="T2"><text:tab/></text:span><text:span text:style-name="T3">keytool -genkey -alias </text:span><text:span text:style-name="T9">jboss</text:span><text:span text:style-name="T3"> -keyalg RSA -ext san=ip:</text:span><text:span text:style-name="T5">192.168.0.140</text:span></text:p>
      <text:p text:style-name="P21"><text:span text:style-name="T5"><text:s/></text:span><text:span text:style-name="T6">o si se ocupa por el nombre del host utilizar</text:span></text:p>
      <text:p text:style-name="P22"><text:span text:style-name="T3">keytool -genkey -alias </text:span><text:span text:style-name="T8">jboss</text:span><text:span text:style-name="T3"> -keyalg RSA -ext san=</text:span><text:span text:style-name="T4">dns</text:span><text:span text:style-name="T3">:</text:span><text:span text:style-name="T4">app4giro.condese.net</text:span></text:p>
      <text:list xml:id="list6882600695304985031" text:style-name="WW8Num2">
        <text:list-item>
          <text:p text:style-name="P25">Nota.- La ejecución del comando solicita una serie de datos que se deben llenar como el nombre, localidad y país.</text:p>
        </text:list-item>
        <text:list-item>
          <text:p text:style-name="P24"><text:span text:style-name="T11">Se debe cambiar la dirección </text:span><text:span text:style-name="T12">192.168.0.140</text:span><text:span text:style-name="T11"> por la que escuchara el servidor JBoss.</text:span></text:p>
        </text:list-item>
        <text:list-item>
          <text:p text:style-name="P24"><text:span text:style-name="T11">Todos los </text:span><text:span text:style-name="T13">passwords</text:span><text:span text:style-name="T11"> requeridos por </text:span><text:span text:style-name="T13">keytool</text:span><text:span text:style-name="T11"> deben ser </text:span><text:span text:style-name="T13">"</text:span><text:span text:style-name="T14">changeit</text:span><text:span text:style-name="T13">"</text:span><text:span text:style-name="T11"> para el ambiente de desarrollo, esto se debe cambiar en producción.</text:span></text:p>
        </text:list-item>
        <text:list-item>
          <text:p text:style-name="P25">los datos a poner son X, solo informativos</text:p>
        </text:list-item>
      </text:list>
      <text:p text:style-name="Standard"><text:span text:style-name="T1">2.-</text:span> Generar el archivo server_cas.crt con el mismo alias que se creó el <text:span text:style-name="T2">.keystore</text:span> <text:s/></text:p>
      <text:p text:style-name="Standard"><text:span text:style-name="T2"><text:tab/></text:span><text:span text:style-name="T3">keytool -export -alias </text:span><text:span text:style-name="T9">jboss</text:span><text:span text:style-name="T3"> -file </text:span><text:span text:style-name="T5">D:/tmp/server_cas.crt</text:span></text:p>
      <text:p text:style-name="P1">Nota.- El parámetro -file define el destino del archivo (puede ser cualquier dato, por ejemplo: paty_certificado.cer</text:p>
      <text:p text:style-name="Standard"/>
      <text:p text:style-name="Standard"><text:span text:style-name="T1">3.-</text:span> Asociar el archivo server_cas.crt a los certificados Java, para esto se debe respaldar el archivo <text:s/><text:span text:style-name="T2">"</text:span> Path JDK 7<text:span text:style-name="T2">"/jre/lib/security/cacerts</text:span> en una carpeta aparte (D:/tmp/original).</text:p>
      <text:p text:style-name="Standard">Ademas debemos dejar una copia en (D:/tmp/), para que sea reemplazado con el nuevo cacerts que se generara con el siguiente comando.</text:p>
      <text:p text:style-name="Standard"><text:tab/><text:span text:style-name="T3">keytool -import -alias </text:span><text:span text:style-name="T8">jboss</text:span><text:span text:style-name="T3"> -file </text:span><text:span text:style-name="T5">D:/tmp/server_cas.crt</text:span><text:span text:style-name="T3"> -keystore </text:span><text:span text:style-name="T5">D:/tmp/cacerts</text:span></text:p>
      <text:p text:style-name="Standard">Copiar el archivo D:/tmp/cacerts y reemplazar en la dirección <text:span text:style-name="T2">"Path JDK 7"/jre/lib/security/</text:span></text:p>
      <text:p text:style-name="P9">3.a. También copiarlo a C:\Program Files\Java\jre7<text:span text:style-name="T2">/lib/security/</text:span></text:p>
      <text:p text:style-name="P3"/>
      <text:p text:style-name="Standard"><text:span text:style-name="T1">4.-</text:span> Modificar el archivo de configuración de JBoss standalone.xml ó <text:span text:style-name="T1">standalone-full.xml</text:span> que se encuentran dentro del directorio <text:span text:style-name="T2">"Path_JBoss"/standalone/configuration/</text:span></text:p>
      <text:p text:style-name="P4">Ubicar el nodo:</text:p>
      <text:p text:style-name="P17">JBOSS AS 7.1.1</text:p>
      <text:p text:style-name="P6">&lt;subsystem xmlns="urn:jboss:domain:web:1.1" default-virtual-server="default-host" native="false"&gt;</text:p>
      <text:p text:style-name="P18"><text:soft-page-break/></text:p>
      <text:p text:style-name="P8">Y añadir lo siguiente:</text:p>
      <text:p text:style-name="P11">&lt;connector name="https" protocol="HTTP/1.1" scheme="https" socket-binding="https" secure="true"&gt;</text:p>
      <text:p text:style-name="P13"><text:span text:style-name="T17"><text:s text:c="16"/></text:span><text:span text:style-name="T18">&lt;ssl key-alias="</text:span><text:span text:style-name="T10">jboss</text:span><text:span text:style-name="T18">" password="</text:span><text:span text:style-name="T20">changeit</text:span><text:span text:style-name="T18">" certificate-key-file="</text:span><text:span text:style-name="T20">C:/Users/</text:span><text:span text:style-name="T7"> </text:span><text:span text:style-name="T20">miUsuario /.keystore</text:span><text:span text:style-name="T18">"/&gt;</text:span></text:p>
      <text:p text:style-name="P13"><text:span text:style-name="T19"><text:s/></text:span><text:span text:style-name="T16">&lt;/connector&gt;</text:span></text:p>
      <text:p text:style-name="P10"/>
      <text:p text:style-name="P7">WILDFLY</text:p>
      <text:p text:style-name="P19">&lt;security-realm name="WebSocketRealm"&gt;</text:p>
      <text:p text:style-name="P20"><text:s text:c="16"/>&lt;server-identities&gt;</text:p>
      <text:p text:style-name="P20"><text:s text:c="20"/>&lt;ssl&gt;</text:p>
      <text:p text:style-name="P20"><text:s text:c="24"/>&lt;keystore path="/home/icapital/jboss.keystore" keystore-password="changeit"/&gt;</text:p>
      <text:p text:style-name="P20"><text:s text:c="20"/>&lt;/ssl&gt;</text:p>
      <text:p text:style-name="P20"><text:s text:c="16"/>&lt;/server-identities&gt;</text:p>
      <text:p text:style-name="P19"><text:s text:c="12"/>&lt;/security-realm&gt;</text:p>
      <text:p text:style-name="P19"/>
      <text:p text:style-name="P19">y <text:s/>en &lt;subsystem xmlns="urn:jboss:domain:undertow:1.2"&gt;</text:p>
      <text:p text:style-name="P20"><text:s text:c="12"/>&lt;server name="default-server"&gt;</text:p>
      <text:p text:style-name="P20"><text:s text:c="16"/>&lt;https-listener name="https" socket-binding="https" security-realm="WebSocketRealm"/&gt;</text:p>
      <text:p text:style-name="P5"/>
      <text:p text:style-name="Standard"><text:span text:style-name="T1">5.-</text:span> Copiar el archivo cas.war y Imagenes.war al directorio <text:span text:style-name="T2">"Path_JBoss"/standalone/deployments</text:span> <text:s/></text:p>
      <text:p text:style-name="Standard"><text:span text:style-name="T12">Nota.-</text:span><text:span text:style-name="T11"> el war se encuentra en \\192.168.11.250/sistemas/CONDESE/analisis/2.- PROYECTO E - SISTACC (izel)/SSO/</text:span></text:p>
      <text:p text:style-name="Standard"><text:span text:style-name="T15">Se</text:span><text:span text:style-name="T11"> debe modificar la IP 192.168.11.200 del archivo cas.war\WEB-INF\view\jsp\default\ui\casLoginView.jsp a la IP que escuchara JBoss para que tome la imagen de la empresa. (ip de la maquina 192.168.0.140)</text:span></text:p>
      <text:p text:style-name="P1"/>
      <text:p text:style-name="Standard"><text:span text:style-name="T1">6.-</text:span> Copiar la librería cas-client-core-3.2.1.jar al directorio WEB-INF/lib (añadir al build path) y del proyecto web que se desee añadir al SSO.</text:p>
      <text:p text:style-name="Standard"><text:span text:style-name="T12">Nota.-</text:span><text:span text:style-name="T11"> el jar se encuentra en \\192.168.11.250/sistemas/CONDESE/analisis/2.- PROYECTO E - SISTACC (izel)/SSO/</text:span></text:p>
      <text:p text:style-name="P2"/>
      <text:p text:style-name="Standard"><text:span text:style-name="T1">7.-</text:span> Modificar el archivo <text:span text:style-name="T2">web.xml</text:span> en el proyecto web para que reconozca al SSO, para ello se debe añadir lo siguiente al inicio del nodo <text:span text:style-name="T21">&lt;web-app&gt; (V_Seguimiento&gt;V_seguimiento&gt;WebCOntent&gt;web.xml</text:span>:</text:p>
      <text:p text:style-name="P12">&lt;filter&gt;</text:p>
      <text:p text:style-name="P12"><text:tab/><text:tab/>&lt;filter-name&gt;CAS Authentication Filter&lt;/filter-name&gt;</text:p>
      <text:p text:style-name="P12"><text:tab/><text:tab/>&lt;filter-class&gt;org.jasig.cas.client.authentication.AuthenticationFilter&lt;/filter-class&gt;</text:p>
      <text:p text:style-name="P12"><text:tab/><text:tab/>&lt;init-param&gt;</text:p>
      <text:p text:style-name="P12"><text:tab/><text:tab/><text:tab/>&lt;param-name&gt;casServerLoginUrl&lt;/param-name&gt;</text:p>
      <text:p text:style-name="P14"><text:span text:style-name="T18"><text:tab/><text:tab/><text:tab/>&lt;param-value&gt;https://</text:span><text:span text:style-name="T20">IP_JBOSS(idmaquinalocal)</text:span><text:span text:style-name="T18">:8443/cas/login&lt;/param-value&gt;</text:span></text:p>
      <text:p text:style-name="P12"><text:tab/><text:tab/>&lt;/init-param&gt;</text:p>
      <text:p text:style-name="P12"><text:tab/><text:tab/>&lt;init-param&gt;</text:p>
      <text:p text:style-name="P12"><text:soft-page-break/><text:tab/><text:tab/><text:tab/>&lt;param-name&gt;service&lt;/param-name&gt;</text:p>
      <text:p text:style-name="P14"><text:span text:style-name="T18"><text:tab/><text:tab/><text:tab/></text:span><text:span text:style-name="T16">&lt;param-value&gt;http://</text:span><text:span text:style-name="T21"> IP_JBOSS(idmaquinalocal)</text:span><text:span text:style-name="T16">::8080/</text:span><text:span text:style-name="T21">NOMBRE_PROYECTO_WEB</text:span><text:span text:style-name="T16">&lt;/param-value&gt;</text:span></text:p>
      <text:p text:style-name="P14"><text:span text:style-name="T16"><text:tab/><text:tab/></text:span><text:span text:style-name="T18">&lt;/init-param&gt;</text:span></text:p>
      <text:p text:style-name="P12"><text:tab/>&lt;/filter&gt;</text:p>
      <text:p text:style-name="P12"><text:tab/>&lt;filter&gt;</text:p>
      <text:p text:style-name="P12"><text:tab/><text:tab/>&lt;filter-name&gt;CAS Validation Filter&lt;/filter-name&gt;</text:p>
      <text:p text:style-name="P12"><text:tab/><text:tab/>&lt;filter-class&gt;org.jasig.cas.client.validation.Cas20ProxyReceivingTicketValidationFilter&lt;/filter-class&gt;</text:p>
      <text:p text:style-name="P12"><text:tab/><text:tab/>&lt;init-param&gt;</text:p>
      <text:p text:style-name="P12"><text:tab/><text:tab/><text:tab/>&lt;param-name&gt;casServerUrlPrefix&lt;/param-name&gt;</text:p>
      <text:p text:style-name="P14"><text:span text:style-name="T18"><text:tab/><text:tab/><text:tab/>&lt;param-value&gt;https://</text:span><text:span text:style-name="T20"> IP_JBOSS(idmaquinalocal)</text:span><text:span text:style-name="T18">::8443/cas/&lt;/param-value&gt;</text:span></text:p>
      <text:p text:style-name="P12"><text:tab/><text:tab/>&lt;/init-param&gt;</text:p>
      <text:p text:style-name="P12"><text:tab/><text:tab/>&lt;init-param&gt;</text:p>
      <text:p text:style-name="P12"><text:tab/><text:tab/><text:tab/>&lt;param-name&gt;service&lt;/param-name&gt;</text:p>
      <text:p text:style-name="P14"><text:span text:style-name="T18"><text:tab/><text:tab/><text:tab/></text:span><text:span text:style-name="T16">&lt;param-value&gt;http://</text:span><text:span text:style-name="T21"> IP_JBOSS(idmaquinalocal)</text:span><text:span text:style-name="T16">::8080/</text:span><text:span text:style-name="T21"> NOMBRE_PROYECTO_WEB</text:span><text:span text:style-name="T16"> &lt;/param-value&gt;</text:span></text:p>
      <text:p text:style-name="P14"><text:span text:style-name="T16"><text:tab/><text:tab/></text:span><text:span text:style-name="T18">&lt;/init-param&gt;</text:span></text:p>
      <text:p text:style-name="P12"><text:tab/>&lt;/filter&gt;</text:p>
      <text:p text:style-name="P12"/>
      <text:p text:style-name="P12"><text:tab/>&lt;filter&gt;</text:p>
      <text:p text:style-name="P12"><text:tab/><text:tab/>&lt;filter-name&gt;CAS HttpServletRequest Wrapper Filter&lt;/filter-name&gt;</text:p>
      <text:p text:style-name="P12"><text:tab/><text:tab/>&lt;filter-class&gt;org.jasig.cas.client.util.HttpServletRequestWrapperFilter&lt;/filter-class&gt;</text:p>
      <text:p text:style-name="P12"><text:tab/>&lt;/filter&gt;</text:p>
      <text:p text:style-name="P12"/>
      <text:p text:style-name="P12"><text:tab/>&lt;filter-mapping&gt;</text:p>
      <text:p text:style-name="P12"><text:tab/><text:tab/>&lt;filter-name&gt;CAS Authentication Filter&lt;/filter-name&gt;</text:p>
      <text:p text:style-name="P12"><text:tab/><text:tab/>&lt;url-pattern&gt;/*&lt;/url-pattern&gt;</text:p>
      <text:p text:style-name="P12"><text:tab/>&lt;/filter-mapping&gt;</text:p>
      <text:p text:style-name="P12"/>
      <text:p text:style-name="P12"><text:tab/>&lt;filter-mapping&gt;</text:p>
      <text:p text:style-name="P12"><text:tab/><text:tab/>&lt;filter-name&gt;CAS Validation Filter&lt;/filter-name&gt;</text:p>
      <text:p text:style-name="P12"><text:tab/><text:tab/>&lt;url-pattern&gt;/*&lt;/url-pattern&gt;</text:p>
      <text:p text:style-name="P12"><text:tab/>&lt;/filter-mapping&gt;</text:p>
      <text:p text:style-name="P12"/>
      <text:p text:style-name="P12"><text:tab/>&lt;filter-mapping&gt;</text:p>
      <text:p text:style-name="P12"><text:tab/><text:tab/>&lt;filter-name&gt;CAS HttpServletRequest Wrapper Filter&lt;/filter-name&gt;</text:p>
      <text:p text:style-name="P12"><text:tab/><text:tab/>&lt;url-pattern&gt;/*&lt;/url-pattern&gt;</text:p>
      <text:p text:style-name="P12"><text:tab/>&lt;/filter-mapping&gt;</text:p>
      <text:p text:style-name="P6"/>
      <text:p text:style-name="P6"/>
      <text:p text:style-name="Standard">en el persistence.xml, que se encuentra en ejb-module,meta-inf modificar el nombre y el data-source</text:p>
      <text:p text:style-name="Standard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enlo-Regular" svg:font-family="Menlo-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MX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cabezad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Leyend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/>
    </style:style>
    <style:style style:name="Párrafo_20_de_20_lista" style:display-name="Párrafo de lista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80808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654in" fo:margin-bottom="0.589in" fo:margin-left="0.7772in" fo:margin-right="0.8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aguayo</meta:initial-creator>
    <meta:creation-date>2014-03-10T10:52:00</meta:creation-date>
    <dc:date>2016-02-09T09:20:56.165903000</dc:date>
    <meta:editing-cycles>11</meta:editing-cycles>
    <meta:editing-duration>PT2H33M34S</meta:editing-duration>
    <meta:generator>LibreOffice/5.0.0.5$MacOSX_X86_64 LibreOffice_project/1b1a90865e348b492231e1c451437d7a15bb262b</meta:generator>
    <meta:document-statistic meta:table-count="0" meta:image-count="0" meta:object-count="0" meta:page-count="3" meta:paragraph-count="88" meta:word-count="505" meta:character-count="5161" meta:non-whitespace-character-count="4514"/>
  </office:meta>
</office:document-meta>
</file>